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 style:shrink-to-fit="false"/>
    </style:style>
    <style:style style:name="ce8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</style:style>
    <style:style style:name="ce1" style:family="table-cell" style:parent-style-name="Default">
      <style:table-cell-properties fo:wrap-option="no-wrap" style:shrink-to-fit="false"/>
    </style:style>
    <style:style style:name="ce10" style:family="table-cell" style:parent-style-name="Default">
      <style:table-cell-properties fo:wrap-option="no-wrap" style:shrink-to-fit="true"/>
    </style:style>
    <style:style style:name="ce1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3" style:family="table-cell" style:parent-style-name="Default">
      <style:table-cell-properties fo:wrap-option="no-wrap" style:shrink-to-fit="true"/>
    </style:style>
    <style:style style:name="ce1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15" style:family="table-cell" style:parent-style-name="Default"/>
    <style:style style:name="ce16" style:family="table-cell" style:parent-style-name="Default">
      <style:table-cell-properties style:shrink-to-fit="true" style:vertical-align="middl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5" table:default-cell-style-name="ce5"/>
        <table:table-column table:style-name="co4" table:number-columns-repeated="2" table:default-cell-style-name="ce5"/>
        <table:table-column table:style-name="co4" table:number-columns-repeated="1015" table:default-cell-style-name="ce3"/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8" office:value-type="string" calcext:value-type="string">
            <text:p>CAT</text:p>
          </table:table-cell>
          <table:table-cell table:style-name="ce11" office:value-type="string" calcext:value-type="string">
            <text:p>PRODUCTO</text:p>
          </table:table-cell>
          <table:table-cell table:style-name="ce13" office:value-type="string" calcext:value-type="string">
            <text:p>CARREFOUR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ROSKI</text:p>
          </table:table-cell>
          <table:table-cell table:style-name="ce13" office:value-type="string" calcext:value-type="string">
            <text:p>ALCAMPO</text:p>
          </table:table-cell>
          <table:table-cell table:style-name="ce13" office:value-type="string" calcext:value-type="string">
            <text:p>ECI</text:p>
          </table:table-cell>
          <table:table-cell table:style-name="ce13" office:value-type="string" calcext:value-type="string">
            <text:p>VERITAS</text:p>
          </table:table-cell>
          <table:table-cell table:style-name="ce13" office:value-type="string" calcext:value-type="string">
            <text:p>H. NAVARRO</text:p>
          </table:table-cell>
          <table:table-cell table:style-name="ce4"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Cereale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. Bolitas de maiz con miel (400gr.) </text:p>
          </table:table-cell>
          <table:table-cell table:number-columns-repeated="7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2. El Granero Int. – </text:span>Copos de avena s. integral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03500148-el-granero-integral-bio-copos-de-avena-suave-integral-ecologicos-bolsa-1-kg/</text:p>
          </table:table-cell>
          <table:table-cell table:style-name="ce13" office:value-type="string" calcext:value-type="string">
            <text:p>https://shop.veritas.es/detalle/-/Producto/copos-avena-suaves-1kg-eco/33473</text:p>
          </table:table-cell>
          <table:table-cell table:style-name="ce13" office:value-type="string" calcext:value-type="string">
            <text:p>https://www.herbolarionavarro.es/copos-de-5-cereales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Galleta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. Biocop – galleta copos aventa integral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701074-biocop-galletas-de-espelta-integral-con-chocolate-y-avellanas-ecologicas-envase-250-g/</text:p>
          </table:table-cell>
          <table:table-cell table:style-name="ce13" office:value-type="string" calcext:value-type="string">
            <text:p>https://shop.veritas.es/detalle/-/Producto/galleta-copos-avena-integral-eco/31695</text:p>
          </table:table-cell>
          <table:table-cell table:style-name="ce13" office:value-type="string" calcext:value-type="string">
            <text:p>https://www.herbolarionavarro.es/galleta-con-copos-aven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2. La granja – mini magdalenas vario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croissants-magdalenas-y-muffins/magdalenas/la-granja-mini-magdalenas-ecologicas-chocochip-con-yogur-200-g/p/563256</text:p>
          </table:table-cell>
          <table:table-cell table:style-name="ce16" office:value-type="string" calcext:value-type="string">
            <text:p>https://www.elcorteingles.es/supermercado/0110120670802543-la-granja-mini-magdalenas-con-platano-y-choco-chips-bolsa-200-g/</text:p>
          </table:table-cell>
          <table:table-cell table:style-name="ce13" office:value-type="string" calcext:value-type="string">
            <text:p>https://shop.veritas.es/detalle/-/Producto/madalenas-mini-yogur-y-choco-eco/26628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3. Repostería Monjas</text:span> – Rosquillas (p/u) 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rosquillas-y-sobaos/rosquillas/monjas-rosquillas-250-g/p/13606</text:p>
          </table:table-cell>
          <table:table-cell table:style-name="ce13" office:value-type="string" calcext:value-type="string">
            <text:p>https://www.elcorteingles.es/supermercado/0110120660904085-blanco-monjas-rosquillas-con-sabor-a-convento-bandeja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4. La granja - Mármol</text:p>
          </table:table-cell>
          <table:table-cell table:style-name="ce13" office:value-type="string" calcext:value-type="string">
            <text:p>https://www.carrefour.es/supermercado/bizcocho-marmol-con-chocolate-ecologico-la-granja-300-g/R-VC4AECOMM-491615/p?ic_source=food&amp;ic_medium=undefined&amp;ic_content=cat20002-productos-fresco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dulces-y-desayunos/bolleria/la-granja-bizcocho-marmol-ecologico-300-g/p/801212</text:p>
          </table:table-cell>
          <table:table-cell table:style-name="ce13" office:value-type="string" calcext:value-type="string">
            <text:p>https://www.elcorteingles.es/supermercado/0110120658601362-la-granja-bizcocho-marmol-ecologico-con-chocolate-bolsa-300-g/</text:p>
          </table:table-cell>
          <table:table-cell table:style-name="ce13" office:value-type="string" calcext:value-type="string">
            <text:p>https://shop.veritas.es/detalle/-/Producto/bizcocho-chocolate-300g-eco/230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 office:value-type="string" calcext:value-type="string">
            <text:p>* Pan sin gluten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/>
          <table:table-cell table:style-name="ce15"/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1. Leon de Baker </text:span>Hogaza de masa madre (470gr.) 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18559700044-leon-the-baker-pan-hogaza-de-masa-madre-sin-gluten-envase-47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Chocolat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1. Ethiquable – </text:span>Negro 75% cacao (100gr.) </text:p>
          </table:table-cell>
          <table:table-cell table:style-name="ce13" office:value-type="string" calcext:value-type="string">
            <text:p>https://www.carrefour.es/supermercado/chocolate-negro-75-ecologico-ethiquable-100-g-ethiquable/R-fprod1450021/p?ic_source=portal-y-corporativo&amp;ic_medium=search-empathy&amp;ic_content=n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4031197-chocolate-negro-74-costa-de-marfil-ethiquable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6400444-ethiquable-chocolate-negro-75-cacao-de-nicaragua-de-gran-reserva-de-waslala-ecologico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chocolate-negro-75-nicaragua-100g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Carn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1. Biobardales – </text:span>Secreto (500gr.) </text:p>
          </table:table-cell>
          <table:table-cell table:number-columns-repeated="7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2. Biobardales – </text:span>Bacon Lonchas (100gr.) </text:p>
          </table:table-cell>
          <table:table-cell table:style-name="ce13" office:value-type="string" calcext:value-type="string">
            <text:p>https://www.carrefour.es/supermercado/bacon-lonchas-ecologico-biobardales-100-g-biobardales/R-590205589/p?ic_source=portal-y-corporativo&amp;ic_medium=search-empathy&amp;ic_content=ns</text:p>
          </table:table-cell>
          <table:table-cell table:number-columns-repeated="6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Leche, yogures y bedidas vegetale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. Ken – Leche vaca semi (1l.) </text:p>
          </table:table-cell>
          <table:table-cell table:number-columns-repeated="6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leche-de-vaca-semi-eco-1l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2. Soria Natural – Avena con calcio (1l.) </text:p>
          </table:table-cell>
          <table:table-cell table:style-name="ce13" office:value-type="string" calcext:value-type="string">
            <text:p>https://www.carrefour.es/supermercado/bebida-de-avena-con-calcio-ecologica-soria-natural-brik-1-l-soria-natural/R-701717697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bebidas-soja-avena-y-arroz/bebidas-de-avena/soria-natural-bebida-de-avena-1-l/p/12207</text:p>
          </table:table-cell>
          <table:table-cell table:style-name="ce13" office:value-type="string" calcext:value-type="string">
            <text:p>https://www.elcorteingles.es/supermercado/0110120728400134-soria-natural-bebida-de-avena-con-calcio-ecologica-sin-lactosa-1005-vegetal-envase-1-l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bebida-de-avena-1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. YoSoy - Avena (1l.)</text:p>
          </table:table-cell>
          <table:table-cell table:style-name="ce13" office:value-type="string" calcext:value-type="string">
            <text:p>https://www.carrefour.es/supermercado/bebida-de-avena-sin-azucar-anadido-yosoy-brik-1-l-yosoy/R-804323938/p</text:p>
          </table:table-cell>
          <table:table-cell table:style-name="ce13" office:value-type="string" calcext:value-type="string">
            <text:p>https://www.dia.es/compra-online/despensa/lacteos-y-huevos/bebidas-vegetales/p/270828</text:p>
          </table:table-cell>
          <table:table-cell table:style-name="ce13" office:value-type="string" calcext:value-type="string">
            <text:p>https://supermercado.eroski.es/es/productdetail/11735339-bebida-de-avena-yosoy-brik-1-litro/</text:p>
          </table:table-cell>
          <table:table-cell table:number-columns-repeated="4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4. Xanceda Yogur eco desnatado fresa (2 uds.)</text:p>
          </table:table-cell>
          <table:table-cell table:style-name="ce13" office:value-type="string" calcext:value-type="string">
            <text:p>https://www.carrefour.es/supermercado/yogur-con-vainilla-ecologico-casa-grande-de-xanceda-pack-de-2-unidades-de-125-g-casa-grande-de-xanceda/R-590206249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leche-huevos-yogures-y-lacteos/yogures-bifidus-y-lcasei/desnatado/sabores/casa-grande-de-xanceda-yogur-de-fresa-ecologico-2-uds-x-125-g/p/52971</text:p>
          </table:table-cell>
          <table:table-cell table:style-name="ce13" office:value-type="string" calcext:value-type="string">
            <text:p>https://www.elcorteingles.es/supermercado/0110118822300168-casa-grande-de-xanceda-yogur-con-fresas-desnatado-03-mg-sin-gluten-ecologico-pack-2-unidades-12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yogur-cremoso-eco-desnatado-con-fres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5. Puleva Eco – Leche semi (1l.)</text:p>
          </table:table-cell>
          <table:table-cell table:style-name="ce13" office:value-type="string" calcext:value-type="string">
            <text:p>https://www.carrefour.es/supermercado/leche-semidesnatada-ecologica-puleva-brik-1-l-puleva/R-625735708/p</text:p>
          </table:table-cell>
          <table:table-cell table:style-name="ce13" office:value-type="string" calcext:value-type="string">
            <text:p>https://www.dia.es/compra-online/despensa/lacteos-y-huevos/leche/p/141031</text:p>
          </table:table-cell>
          <table:table-cell table:style-name="ce13" office:value-type="string" calcext:value-type="string">
            <text:p>https://supermercado.eroski.es/es/productdetail/14854624-leche-semidesnatada-ecologica-puleva-brik-1-litro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leche-y-nata-ecologicas/puleva-eco-leche-semidesnatada-ecologica-1-l/p/53042</text:p>
          </table:table-cell>
          <table:table-cell table:style-name="ce13" office:value-type="string" calcext:value-type="string">
            <text:p>https://www.elcorteingles.es/supermercado/0110120914100019-puleva-leche-semidesnatada-ecologica-brik-1-l/</text:p>
          </table:table-cell>
          <table:table-cell table:style-name="ce13" office:value-type="string" calcext:value-type="string">
            <text:p>https://shop.veritas.es/detalle/-/Producto/leche-semidesnatada-1l-eco/209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6. Cantero Letur - <text:s/>Leche entera eco Vaca (1l.)</text:p>
          </table:table-cell>
          <table:table-cell table:style-name="ce13" office:value-type="string" calcext:value-type="string">
            <text:p>https://www.carrefour.es/supermercado/leche-entera-ecologica-cantero-de-letur-1-l-cantero-de-letur/R-fprod1250295/p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hop.veritas.es/detalle/-/Producto/leche-de-vaca-1l-eco/29093</text:p>
          </table:table-cell>
          <table:table-cell table:style-name="ce13" office:value-type="string" calcext:value-type="string">
            <text:p>https://www.herbolarionavarro.es/leche-de-vaca-enter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7. Cantero <text:s/>Letur - <text:s/>Kefir eco cabra (420gr.)</text:p>
          </table:table-cell>
          <table:table-cell table:style-name="ce13" office:value-type="string" calcext:value-type="string">
            <text:p>https://www.carrefour.es/supermercado/kefir-de-cabra-ecologico-cantero-de-letur-420-g-cantero-de-letur/R-prod410336/p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2450268-kefir-ecologico-de-cabra-cantero-de-letur-frasco-420-g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kefir-ecologico/cantero-de-letur-kefir-de-cabra-bio-420-gramos/p/519624</text:p>
          </table:table-cell>
          <table:table-cell table:style-name="ce13" office:value-type="string" calcext:value-type="string">
            <text:p>https://www.elcorteingles.es/supermercado/0110118822400026-el-cantero-de-letur-kefir-de-cabra-natural-ecologico-tarro-420-g/</text:p>
          </table:table-cell>
          <table:table-cell table:style-name="ce13" office:value-type="string" calcext:value-type="string">
            <text:p>https://shop.veritas.es/detalle/-/Producto/kefir-de-cabra-420g-eco/64743</text:p>
          </table:table-cell>
          <table:table-cell table:style-name="ce13" office:value-type="string" calcext:value-type="string">
            <text:p>https://www.herbolarionavarro.es/kefir-cabra-42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Harina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2"/>
          <table:table-cell table:style-name="ce13" office:value-type="string" calcext:value-type="string">
            <text:p>NO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. El Granero Integral – Integral (500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600136-el-granero-integral-bio-harina-de-espelta-integral-ecologica-bolsa-500-g/</text:p>
          </table:table-cell>
          <table:table-cell table:style-name="ce13" office:value-type="string" calcext:value-type="string">
            <text:p>https://shop.veritas.es/detalle/-/Producto/harina-espelta-integral-1kg-eco/22595</text:p>
          </table:table-cell>
          <table:table-cell table:style-name="ce13" office:value-type="string" calcext:value-type="string">
            <text:p>https://www.herbolarionavarro.es/harina-de-avena-integral-ecologic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Frutas y verduras al peso bi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. Tomate en rama o ensalada</text:p>
          </table:table-cell>
          <table:table-cell table:style-name="ce13" office:value-type="string" calcext:value-type="string">
            <text:p><text:a xlink:href="https://www.carrefour.es/supermercado/tomate-rama-ecologico-carrefour-bio-500-g-carrefour-bio/R-600709258/p?ic_source=food&amp;ic_medium=undefined&amp;ic_content=cat20002-productos-frescos" xlink:type="simple">https://www.carrefour.es/supermercado/tomate-rama-ecologico-carrefour-bio-500-g-carrefour-bio/R-600709258/p?ic_source=food&amp;ic_medium=undefined&amp;ic_content=cat20002-productos-frescos</text:a></text:p>
          </table:table-cell>
          <table:table-cell table:style-name="ce13" office:value-type="string" calcext:value-type="string">
            <text:p><text:a xlink:href="https://www.dia.es/compra-online/al-dia/verduras-y-hortalizas/tomates-pimientos-y-pepinos/p/170524" xlink:type="simple">https://www.dia.es/compra-online/al-dia/verduras-y-hortalizas/tomates-pimientos-y-pepinos/p/170524</text:a></text:p>
          </table:table-cell>
          <table:table-cell table:style-name="ce13" office:value-type="string" calcext:value-type="string">
            <text:p>https://supermercado.eroski.es/es/productdetail/23628514-tomate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tomate-de-ensalada-ecologico-600g/p/55576</text:p>
          </table:table-cell>
          <table:table-cell table:style-name="ce13" office:value-type="string" calcext:value-type="string">
            <text:p>https://www.elcorteingles.es/supermercado/0110118164300305-solo-bio-tomate-ensalada-ecologico-500-g/</text:p>
          </table:table-cell>
          <table:table-cell table:style-name="ce13" office:value-type="string" calcext:value-type="string">
            <text:p>https://shop.veritas.es/detalle/-/Producto/tomate-de-ensalada-600g-eco/1246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2. Plátano canario</text:p>
          </table:table-cell>
          <table:table-cell table:style-name="ce13" office:value-type="string" calcext:value-type="string">
            <text:p><text:a xlink:href="https://www.carrefour.es/supermercado/platano-ecologico-carrefour-bio-1-kg-aprox-carrefour-bio/R-fprod1320276/p?ic_source=food&amp;ic_medium=undefined&amp;ic_content=cat20002-productos-frescos" xlink:type="simple">https://www.carrefour.es/supermercado/platano-ecologico-carrefour-bio-1-kg-aprox-carrefour-bio/R-fprod1320276/p?ic_source=food&amp;ic_medium=undefined&amp;ic_content=cat20002-productos-frescos</text:a></text:p>
          </table:table-cell>
          <table:table-cell table:style-name="ce13" office:value-type="string" calcext:value-type="string">
            <text:p>https://www.dia.es/compra-online/al-dia/frutas/platanos/p/170563</text:p>
          </table:table-cell>
          <table:table-cell table:style-name="ce13" office:value-type="string" calcext:value-type="string">
            <text:p>https://supermercado.eroski.es/es/productdetail/23628209-platano-de-canarias-eco-eroski-natur-bio-al-peso-compra-minima-1-kg/</text:p>
          </table:table-cell>
          <table:table-cell table:style-name="ce13" office:value-type="string" calcext:value-type="string">
            <text:p>https://www.alcampo.es/compra-online/alimentacion/ecologicos/productos-frescos-ecologicos/frutas-y-verduras-ecologicas/frutas-ecologicas/fruta-ecologica-platanos-ecologicos-bandeja-de-800-g/p/57540</text:p>
          </table:table-cell>
          <table:table-cell table:style-name="ce13" office:value-type="string" calcext:value-type="string">
            <text:p>https://www.elcorteingles.es/supermercado/0110118115100291-platano-igp-de-canarias-ecologico-bandeja-800-g-peso-aproximado/</text:p>
          </table:table-cell>
          <table:table-cell table:style-name="ce13" office:value-type="string" calcext:value-type="string">
            <text:p>https://shop.veritas.es/detalle/-/Producto/platano-de-canarias-kg-eco/103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. Manzana royal gala o roja</text:p>
          </table:table-cell>
          <table:table-cell table:style-name="ce13" office:value-type="string" calcext:value-type="string">
            <text:p>https://www.carrefour.es/supermercado/manzana-royal-gala-ecologica-bandeja-4-ud-600-g-carrefour-bio/R-600709190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frutas/manzanas/p/271644</text:p>
          </table:table-cell>
          <table:table-cell table:style-name="ce13" office:value-type="string" calcext:value-type="string">
            <text:p>https://supermercado.eroski.es/es/productdetail/23628084-manzana-roja-ecologica-eroski-natur-bio-al-peso-compra-minima-1-kg/</text:p>
          </table:table-cell>
          <table:table-cell table:style-name="ce13" office:value-type="string" calcext:value-type="string">
            <text:p>https://www.alcampo.es/compra-online/frescos/frutas/frutas-ecologicas/fruta-manzanas-royal-ecologica-800-g/p/57561</text:p>
          </table:table-cell>
          <table:table-cell table:style-name="ce13" office:value-type="string" calcext:value-type="string">
            <text:p>https://www.elcorteingles.es/supermercado/0110118115900310-la-huerta-manzana-royal-gala-ecologica-bandeja-800-g-peso-aproximado/</text:p>
          </table:table-cell>
          <table:table-cell table:style-name="ce13" office:value-type="string" calcext:value-type="string">
            <text:p>https://shop.veritas.es/detalle/-/Producto/manzana-royal-gala-kg-eco/1047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4. Calabacín</text:p>
          </table:table-cell>
          <table:table-cell table:style-name="ce13" office:value-type="string" calcext:value-type="string">
            <text:p><text:a xlink:href="https://www.carrefour.es/supermercado/calabacin-ecologico-carrefour-bio-500-g-carrefour" xlink:type="simple">https://www.carrefour.es/supermercado/calabacin-ecologico-carrefour-bio-500-g-carrefour</text:a>-bio/R-600709114/p?ic_source=food&amp;ic_medium=undefined&amp;ic_content=cat20002-productos-frescos</text:p>
          </table:table-cell>
          <table:table-cell table:style-name="ce13" office:value-type="string" calcext:value-type="string">
            <text:p><text:a xlink:href="https://www.dia.es/compra-online/al-dia/verduras-y-hortalizas/calabacin-calabaza-y-berenjena/p/190696" xlink:type="simple">https://www.dia.es/compra-online/al-dia/verduras-y-hortalizas/calabacin-calabaza-y-berenjena/p/190696</text:a></text:p>
          </table:table-cell>
          <table:table-cell table:style-name="ce13" office:value-type="string" calcext:value-type="string">
            <text:p>https://supermercado.eroski.es/es/productdetail/23628340-calabacin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calabacin-ecologico-600-g/p/55542</text:p>
          </table:table-cell>
          <table:table-cell table:style-name="ce13" office:value-type="string" calcext:value-type="string">
            <text:p>https://www.elcorteingles.es/supermercado/0110118163600085-daleira-calabacin-ecologico-gallego-malla-700-g/</text:p>
          </table:table-cell>
          <table:table-cell table:style-name="ce13" office:value-type="string" calcext:value-type="string">
            <text:p>https://shop.veritas.es/detalle/-/Producto/calabacin-kg-eco/1086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5. Zanahoria</text:p>
          </table:table-cell>
          <table:table-cell table:style-name="ce13" office:value-type="string" calcext:value-type="string">
            <text:p>https://www.carrefour.es/supermercado/zanahoria-ecologica-carrefour-bio-750-g-carrefour-bio/R-prod1070419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verduras-y-hortalizas/patatas-y-zanahorias/p/170530</text:p>
          </table:table-cell>
          <table:table-cell table:style-name="ce13" office:value-type="string" calcext:value-type="string">
            <text:p>https://supermercado.eroski.es/es/productdetail/23628548-zanahoria-ecologica-eroski-natur-bio-bandeja-600-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zanahoria-ecologico-700-g/p/58394</text:p>
          </table:table-cell>
          <table:table-cell table:style-name="ce13" office:value-type="string" calcext:value-type="string">
            <text:p>https://www.elcorteingles.es/supermercado/0110118131400014-la-huerta-zanahoria-ecologica-bandeja-800-g-peso-aproximado/</text:p>
          </table:table-cell>
          <table:table-cell table:style-name="ce13" office:value-type="string" calcext:value-type="string">
            <text:p>https://shop.veritas.es/detalle/-/Producto/zanahoria-bandeja-500g-eco/2769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6. Patata blanca lavada</text:p>
          </table:table-cell>
          <table:table-cell table:style-name="ce13" office:value-type="string" calcext:value-type="string">
            <text:p>https://www.carrefour.es/supermercado/patata-ecologica-carrefour-bio-2-kg-carrefour-bio/R-600709102/p?ic_source=food&amp;ic_medium=undefined&amp;ic_content=cat20002-productos-fresco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3628431-patata-ecologica-eroski-natur-bio-al-peso-compra-minima-1-k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patata-ecologica-malla-de-2-kg/p/58396</text:p>
          </table:table-cell>
          <table:table-cell table:style-name="ce13" office:value-type="string" calcext:value-type="string">
            <text:p>https://www.elcorteingles.es/supermercado/0110118173300072-ecopat-patata-ecologica-bolsa-2-kg/</text:p>
          </table:table-cell>
          <table:table-cell table:style-name="ce13" office:value-type="string" calcext:value-type="string">
            <text:p>https://shop.veritas.es/detalle/-/Producto/patata-2kg-eco/1604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Conserva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1. Cachopo – </text:span>Tomate frito s/ cebolla (370gr.)</text:p>
          </table:table-cell>
          <table:table-cell table:number-columns-repeated="7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2. Pan do mar – Mejillones eco escabeche (115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31100135-pan-do-mar-mejillones-ecologicos-en-escabeche-ecologico-dop-mejillon-de-galicia-lata-11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mejillones-en-escabeche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Pastas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. Natursoy - Tortellini queso espinaca (250 gr.)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6425886-tortellini-integral-queso-espinacas-natursoy-bandeja-250-g/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tortellini-queso-y-espinacas-25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Arroz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Calasparra – Redondo (1Kg.)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caldos-pasta-arroz-legumbres-pure/arroz/arroz-para-cocinar/calasparra-arroz-redondo-1-kg/p/25214</text:p>
          </table:table-cell>
          <table:table-cell table:style-name="ce13" office:value-type="string" calcext:value-type="string">
            <text:p>https://www.elcorteingles.es/supermercado/0110118005700465-virgen-de-la-esperanza-arroz-redondo-dop-de-calasparra-envase-1-k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Calasparra – Integral Bio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5000179-virgen-de-la-esperanza-arroz-redondo-integral-de-calasparra-ecologico-sin-gluten-caja-1-kg/</text:p>
          </table:table-cell>
          <table:table-cell table:style-name="ce13" office:value-type="string" calcext:value-type="string">
            <text:p>https://shop.veritas.es/detalle/-/Producto/arroz-de-calasparra-integral-eco/60677</text:p>
          </table:table-cell>
          <table:table-cell table:style-name="ce13" office:value-type="string" calcext:value-type="string">
            <text:p>https://www.herbolarionavarro.es/arroz-redondo-integral-de-calasparrra-bio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Café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Tierra Madre – Café Natural (250 gr.) o Biológico</text:p>
          </table:table-cell>
          <table:table-cell table:style-name="ce13" office:value-type="string" calcext:value-type="string">
            <text:p>https://www.carrefour.es/supermercado/cafe-molido-natural-tierra-madre-oxfam-intermon-250-g-oxfam-intermon/R-526510893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cafessucedaneos-y-derivados-del-cacao/cafe-molido/molido-natural/intermon-oxfam-tierra-madre-cafe-molido-natural-250-g/p/16348</text:p>
          </table:table-cell>
          <table:table-cell table:style-name="ce13" office:value-type="string" calcext:value-type="string">
            <text:p>https://www.elcorteingles.es/supermercado/0110120760500122-intermon-oxfam-tierra-madre-cafe-molido-natural-ecologico-seleccionado-en-origen-paquete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* No eco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Mahou Clásica lata (33cl)</text:p>
          </table:table-cell>
          <table:table-cell table:style-name="ce13" office:value-type="string" calcext:value-type="string">
            <text:p>https://www.carrefour.es/supermercado/cerveza-mahou-clasica-lata-33-cl-mahou-clasica/R-520661319/p</text:p>
          </table:table-cell>
          <table:table-cell table:style-name="ce13" office:value-type="string" calcext:value-type="string">
            <text:p>https://www.dia.es/compra-online/bebidas/cervezas/nacionales/p/14752</text:p>
          </table:table-cell>
          <table:table-cell table:style-name="ce13" office:value-type="string" calcext:value-type="string">
            <text:p>https://supermercado.eroski.es/es/productdetail/311712-cerveza-mahou-clasica-lata-33-cl/</text:p>
          </table:table-cell>
          <table:table-cell table:style-name="ce13" office:value-type="string" calcext:value-type="string">
            <text:p>https://www.alcampo.es/compra-online/bebidas/cervezas/lata-estandar/mahou-cerveza-33cl/p/30378</text:p>
          </table:table-cell>
          <table:table-cell table:style-name="ce13" office:value-type="string" calcext:value-type="string">
            <text:p>https://www.elcorteingles.es/supermercado/0110118600300356-mahou-clasica-cerveza-rubia-original-lata-33-cl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1:Hoja1.I59">
            <calcext:condition calcext:apply-style-name="Sin título1" calcext:value="contains-text(&quot;NO&quot;)" calcext:base-cell-address="Hoj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f7d1d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6:58:55.464237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1:27.837973599</meta:creation-date>
    <dc:date>2021-05-12T18:56:57.011088722</dc:date>
    <meta:editing-duration>PT51M9S</meta:editing-duration>
    <meta:editing-cycles>8</meta:editing-cycles>
    <meta:generator>LibreOffice/6.4.7.2$Linux_X86_64 LibreOffice_project/40$Build-2</meta:generator>
    <meta:document-statistic meta:table-count="1" meta:cell-count="271" meta:object-count="0"/>
  </office:meta>
</office:document-meta>
</file>